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BeansXQuery.execQuery( Object node , Map variableBindin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XBeansXQuery.XBeansXQuery( String query , String contextVar , Integer bounda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